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text-properties fo:font-variant="normal" fo:text-transform="none" fo:color="#000000" style:font-name="Times New Roman1" fo:font-size="12pt" fo:letter-spacing="normal" fo:font-style="normal" fo:font-weight="normal" style:font-size-asian="12pt" style:font-size-complex="12pt"/>
    </style:style>
    <style:style style:name="P3" style:family="paragraph" style:parent-style-name="Standard">
      <style:text-properties style:font-name="Times New Roman1" fo:font-size="12pt" style:font-size-asian="12pt" style:font-size-complex="12pt"/>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fo:font-variant="normal" fo:text-transform="none" fo:color="#000000" style:font-name="Times New Roman1"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variant="normal" fo:text-transform="none" fo:color="#000000" style:font-name="Times New Roman1" fo:font-size="12pt" fo:letter-spacing="normal" fo:font-style="normal" fo:font-weight="normal" style:font-size-asian="12pt" style:font-size-complex="12pt"/>
    </style:style>
    <style:style style:name="T2" style:family="text">
      <style:text-properties fo:font-variant="normal" fo:text-transform="none" fo:color="#000000" style:font-name="Times New Roman1"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000000" style:font-name="Times New Roman1" fo:font-size="12pt" fo:letter-spacing="normal" fo:font-style="normal" style:font-size-asian="12pt" style:font-size-complex="12pt"/>
    </style:style>
    <style:style style:name="T4" style:family="text">
      <style:text-properties fo:font-variant="normal" fo:text-transform="none" fo:color="#000000" style:font-name="Times New Roman1" fo:font-size="12pt" fo:letter-spacing="normal" fo:font-style="normal" style:font-size-asian="12pt" style:font-style-asian="normal" style:font-size-complex="12pt" style:font-style-complex="normal"/>
    </style:style>
    <style:style style:name="T5" style:family="text">
      <style:text-properties fo:color="#000000" style:font-name="Times New Roman1" fo:font-size="12pt" fo:letter-spacing="normal" fo:font-style="italic" fo:font-weight="normal" style:font-size-asian="12pt" style:font-size-complex="12pt"/>
    </style:style>
    <style:style style:name="T6" style:family="text">
      <style:text-properties style:font-name="Times New Roman1"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Douglas William Brown on the study of “</text:span><text:span text:style-name="T4">The suspension of disbelief in videogames”</text:span></text:p>
      <text:p text:style-name="P5">Chapter 3 Review</text:p>
      <text:p text:style-name="Standard"/>
      <text:p text:style-name="Standard">During the next steps of development on the Ashers Farm Sanctuary (AFS) self guided tour application, we are looking at implementing an interactive narrative that can encourage teach visitors and students about the animals that are on the farm. The focus of the application was first on just being an digital guide that would provide assistance to AFS when there not enough volunteers to help conduct the tours as well as encourage donations from visitors to the farm. We are expanding the application to the schools in the area to help students learn to read English from a young age as we have found lots of interest from local farm schools in the area to visit the farm.</text:p>
      <text:p text:style-name="Standard"/>
      <text:p text:style-name="Standard">The communities are very poor and some schools don’t have the capacity to help the students interact with technology and experience outings very often so AFS has reached out to help solve the problem and help provide an educational experience alongside the Digital tour for younger students who struggle to read and write English.</text:p>
      <text:p text:style-name="Standard"/>
      <text:p text:style-name="Standard">While designing the interactive learning narrative I went through the study material for week 3 of the Individual Development and Design. Reading the thesis written by (1) <text:span text:style-name="T1">Douglas William Brown on the study of “</text:span><text:span text:style-name="T2">The suspension of disbelief in videogames”,</text:span> I found interesting information <text:span text:style-name="T2">in </text:span><text:span text:style-name="T6">Chapter 3 under the heading “Gameplay within grammar” on Page 98, where he describes</text:span><text:span text:style-name="T1"> how to make text and UI elements apart of the interactive experience narrative. The examples used in his thesis (1) gave me the idea to come up with a more interactive way to include text and narrative into the mini game included at each animals pen. It inspired to to leave a blank space where the right answer would need to be and when the user selects the correct image that corresponds with what the animal eats, the word would appear over the image and float into position and fill in the blank space that was left in the sentence that describes what the animal eats.</text:span></text:p>
      <text:p text:style-name="P2"/>
      <text:p text:style-name="P2">This new interactive element developed around the text would help to create a better connection between the user and the narrative as the results of the choices made by the users is now reflecting directly in the narrative that has been presented and it also help to provide the user with direct feedback on the result of their choice.</text:p>
      <text:p text:style-name="P2"/>
      <text:p text:style-name="Standard"><text:span text:style-name="T1">Another heading in Chapter 3 named “</text:span>Games’ use of grammar and narrative”<text:span text:style-name="T1"> on page 103 of <text:s/>(1) Douglas William Brown thesis describes how the world itself can influence the narrative of the application. This has changed my design to blend the real world with what is projected in AR and once again make the user feel more connected with the application and the narrative that is given. When the user leaves the area of the event where the narrative is taking place while not completing the task given, the animals will wave goodbye while reminding the user that they are still hungry and need to be fed. </text:span></text:p>
      <text:p text:style-name="P2"/>
      <text:p text:style-name="P2">When the user gets the answer wrong for the specific animal they need to feed, the animal will say that they don’t eat that kind of food and will refer to another animal on the farm that does. This will encourage users to go visit the other animals and also help the narratives stay connected between the pens as some of the locations can be spread far apart on AFS. By linking the different pens of animals and their digital counterparts, it will make the application feel like a big digital world rather then a small experience at each location. </text:p>
      <text:p text:style-name="P2"/>
      <text:p text:style-name="P2">This would help drive the narrative of the application and encourage exploration and education as the user would be able to not just find solutions to the issues presented in front of them, but also be given hints to the rest of the problems they will be facing on the farm as they move around with the Ashers farm sanctuary digital AR application.</text:p>
      <text:p text:style-name="P3"/>
      <text:p text:style-name="P3"><text:soft-page-break/></text:p>
      <text:p text:style-name="P6"/>
      <text:p text:style-name="P6"/>
      <text:p text:style-name="P6">References</text:p>
      <text:p text:style-name="Standard"/>
      <text:p text:style-name="P1"><text:span text:style-name="T1">1. Douglas William Brown (August 2012 ) </text:span><text:span text:style-name="T5">The suspension of disbelief in videogames </text:span><text:span text:style-name="T1">, School of Arts, Brunel University : School of Arts, Brunel Univers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Z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van der Merwe</meta:initial-creator>
    <meta:creation-date>2020-03-12T13:09:16.25</meta:creation-date>
    <dc:date>2020-03-12T17:20:56.55</dc:date>
    <dc:creator>Nico van der Merwe</dc:creator>
    <meta:editing-duration>PT26M34S</meta:editing-duration>
    <meta:editing-cycles>10</meta:editing-cycles>
    <meta:generator>OpenOffice/4.1.7$Win32 OpenOffice.org_project/417m1$Build-9800</meta:generator>
    <meta:document-statistic meta:table-count="0" meta:image-count="0" meta:object-count="0" meta:page-count="2" meta:paragraph-count="11" meta:word-count="708" meta:character-count="4044"/>
  </office:meta>
</office:document-meta>
</file>